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4565"/>
    </style:style>
    <style:style style:name="T1" style:family="text">
      <style:text-properties officeooo:rsid="000545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empo es:</text:span></text:p>
      <text:p text:style-name="P1">Dimensión física que representa la sucesión de estados por los que pasa la mate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00:32.884023474</meta:creation-date>
    <dc:date>2019-09-16T21:01:56.288031520</dc:date>
    <meta:editing-duration>PT1M31S</meta:editing-duration>
    <meta:editing-cycles>1</meta:editing-cycles>
    <meta:document-statistic meta:table-count="0" meta:image-count="0" meta:object-count="0" meta:page-count="1" meta:paragraph-count="2" meta:word-count="16" meta:character-count="93" meta:non-whitespace-character-count="79"/>
    <meta:generator>LibreOffice/6.0.7.3$Linux_X86_64 LibreOffice_project/00m0$Build-3</meta:generator>
  </office:meta>
</office:document-meta>
</file>